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none" officeooo:rsid="0012b414" officeooo:paragraph-rsid="0012b414"/>
    </style:style>
    <style:style style:name="P6" style:family="paragraph" style:parent-style-name="Standard">
      <style:text-properties style:text-underline-style="none" officeooo:rsid="0012b414" officeooo:paragraph-rsid="001324f0"/>
    </style:style>
    <style:style style:name="P7" style:family="paragraph" style:parent-style-name="Standard">
      <style:text-properties style:text-underline-style="none" officeooo:rsid="001324f0" officeooo:paragraph-rsid="001324f0"/>
    </style:style>
    <style:style style:name="P8" style:family="paragraph" style:parent-style-name="Standard">
      <style:text-properties style:text-underline-style="none" officeooo:rsid="001921c8" officeooo:paragraph-rsid="001921c8"/>
    </style:style>
    <style:style style:name="P9" style:family="paragraph" style:parent-style-name="Standard">
      <style:text-properties style:text-underline-style="none" officeooo:rsid="001b2039" officeooo:paragraph-rsid="001b2039"/>
    </style:style>
    <style:style style:name="P10" style:family="paragraph" style:parent-style-name="Standard">
      <style:text-properties style:text-underline-style="none" officeooo:rsid="001bab0b" officeooo:paragraph-rsid="001bab0b"/>
    </style:style>
    <style:style style:name="P11" style:family="paragraph" style:parent-style-name="Standard">
      <style:text-properties style:text-underline-style="none" officeooo:rsid="001dc664" officeooo:paragraph-rsid="001dc664"/>
    </style:style>
    <style:style style:name="P12" style:family="paragraph" style:parent-style-name="Standard">
      <style:text-properties style:text-underline-style="none" officeooo:rsid="001f86f9" officeooo:paragraph-rsid="001f86f9"/>
    </style:style>
    <style:style style:name="P13" style:family="paragraph" style:parent-style-name="Standard">
      <style:text-properties style:text-underline-style="none" officeooo:rsid="00252b15" officeooo:paragraph-rsid="00252b15"/>
    </style:style>
    <style:style style:name="P14" style:family="paragraph" style:parent-style-name="Standard">
      <style:text-properties style:text-underline-style="none" officeooo:rsid="0025a5b5" officeooo:paragraph-rsid="0025a5b5"/>
    </style:style>
    <style:style style:name="P15" style:family="paragraph" style:parent-style-name="Standard">
      <style:text-properties style:text-underline-style="none" officeooo:rsid="002bca43" officeooo:paragraph-rsid="002bca43"/>
    </style:style>
    <style:style style:name="P16" style:family="paragraph" style:parent-style-name="Standard">
      <style:text-properties style:text-underline-style="none" officeooo:rsid="0027ee1d" officeooo:paragraph-rsid="0027ee1d"/>
    </style:style>
    <style:style style:name="P17" style:family="paragraph" style:parent-style-name="Standard">
      <style:text-properties style:text-underline-style="none" officeooo:rsid="002702a4" officeooo:paragraph-rsid="002702a4"/>
    </style:style>
    <style:style style:name="P18" style:family="paragraph" style:parent-style-name="Standard">
      <style:text-properties style:text-underline-style="solid" style:text-underline-width="auto" style:text-underline-color="font-color" officeooo:rsid="0010a055" officeooo:paragraph-rsid="0010a055"/>
    </style:style>
    <style:style style:name="P19" style:family="paragraph" style:parent-style-name="Standard">
      <style:text-properties style:text-underline-style="solid" style:text-underline-width="auto" style:text-underline-color="font-color" officeooo:rsid="001624ca"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Footnote">
      <style:text-properties officeooo:rsid="001921c8" officeooo:paragraph-rsid="001921c8"/>
    </style:style>
    <style:style style:name="P24" style:family="paragraph" style:parent-style-name="Standard" style:list-style-name="L1">
      <style:text-properties officeooo:rsid="0011a5ab" officeooo:paragraph-rsid="0011a5ab"/>
    </style:style>
    <style:style style:name="P25" style:family="paragraph" style:parent-style-name="Standard" style:list-style-name="L1">
      <style:text-properties officeooo:rsid="001624ca" officeooo:paragraph-rsid="001624ca"/>
    </style:style>
    <style:style style:name="P26" style:family="paragraph" style:parent-style-name="Standard" style:list-style-name="L2">
      <style:text-properties officeooo:rsid="001dc664" officeooo:paragraph-rsid="001dc664"/>
    </style:style>
    <style:style style:name="P27" style:family="paragraph" style:parent-style-name="Standard" style:list-style-name="L2">
      <style:text-properties style:text-underline-style="none" officeooo:rsid="001dc664" officeooo:paragraph-rsid="001dc664"/>
    </style:style>
    <style:style style:name="P28" style:family="paragraph" style:parent-style-name="Standard" style:list-style-name="L2">
      <style:text-properties style:text-underline-style="none" officeooo:rsid="001f86f9" officeooo:paragraph-rsid="001f86f9"/>
    </style:style>
    <style:style style:name="P29" style:family="paragraph" style:parent-style-name="Standard" style:list-style-name="L3">
      <style:text-properties style:text-underline-style="none" officeooo:rsid="0025a5b5" officeooo:paragraph-rsid="0025a5b5"/>
    </style:style>
    <style:style style:name="P30" style:family="paragraph" style:parent-style-name="Standard" style:list-style-name="L3">
      <style:text-properties style:text-underline-style="none" officeooo:rsid="003bcbd8" officeooo:paragraph-rsid="003bcdd6"/>
    </style:style>
    <style:style style:name="P31" style:family="paragraph" style:parent-style-name="Standard" style:list-style-name="L3">
      <style:text-properties style:text-underline-style="none" officeooo:rsid="0038ada1" officeooo:paragraph-rsid="0038ada1"/>
    </style:style>
    <style:style style:name="P32" style:family="paragraph" style:parent-style-name="Standard" style:list-style-name="L3">
      <style:text-properties style:text-underline-style="none" officeooo:rsid="0042673a" officeooo:paragraph-rsid="0042673a"/>
    </style:style>
    <style:style style:name="P33" style:family="paragraph" style:parent-style-name="Standard" style:list-style-name="L3">
      <style:text-properties officeooo:paragraph-rsid="0025a5b5"/>
    </style:style>
    <style:style style:name="P34" style:family="paragraph" style:parent-style-name="Standard" style:list-style-name="L3">
      <style:text-properties officeooo:paragraph-rsid="0030950f"/>
    </style:style>
    <style:style style:name="P35" style:family="paragraph" style:parent-style-name="Standard" style:list-style-name="L3">
      <style:text-properties style:text-underline-style="solid" style:text-underline-width="auto" style:text-underline-color="font-color" officeooo:rsid="002bca43" officeooo:paragraph-rsid="002bca43"/>
    </style:style>
    <style:style style:name="P36" style:family="paragraph" style:parent-style-name="Standard" style:list-style-name="L3">
      <style:text-properties style:text-underline-style="solid" style:text-underline-width="auto" style:text-underline-color="font-color" officeooo:rsid="002db514" officeooo:paragraph-rsid="002db514"/>
    </style:style>
    <style:style style:name="P37" style:family="paragraph" style:parent-style-name="Standard" style:list-style-name="L3">
      <style:text-properties style:text-underline-style="solid" style:text-underline-width="auto" style:text-underline-color="font-color" officeooo:rsid="002702a4" officeooo:paragraph-rsid="002bca43"/>
    </style:style>
    <style:style style:name="P38" style:family="paragraph" style:parent-style-name="Standard" style:list-style-name="L3">
      <style:text-properties style:text-underline-style="solid" style:text-underline-width="auto" style:text-underline-color="font-color" officeooo:rsid="002dbcc9" officeooo:paragraph-rsid="002dbcc9"/>
    </style:style>
    <style:style style:name="P39" style:family="paragraph" style:parent-style-name="Standard" style:list-style-name="L3">
      <style:text-properties style:text-underline-style="solid" style:text-underline-width="auto" style:text-underline-color="font-color" officeooo:rsid="003b6e0c" officeooo:paragraph-rsid="003bcbd8"/>
    </style:style>
    <style:style style:name="P40" style:family="paragraph" style:parent-style-name="Standard" style:list-style-name="L3">
      <style:text-properties style:text-underline-style="solid" style:text-underline-width="auto" style:text-underline-color="font-color" officeooo:rsid="0038ada1" officeooo:paragraph-rsid="0038ada1"/>
    </style:style>
    <style:style style:name="P41" style:family="paragraph" style:parent-style-name="Standard" style:list-style-name="L3">
      <style:text-properties style:text-underline-style="solid" style:text-underline-width="auto" style:text-underline-color="font-color" officeooo:rsid="0038ada1" officeooo:paragraph-rsid="00399f02"/>
    </style:style>
    <style:style style:name="P42" style:family="paragraph" style:parent-style-name="Standard" style:list-style-name="L3">
      <style:text-properties style:text-underline-style="solid" style:text-underline-width="auto" style:text-underline-color="font-color" officeooo:rsid="003a61f0" officeooo:paragraph-rsid="003a61f0"/>
    </style:style>
    <style:style style:name="P43" style:family="paragraph" style:parent-style-name="Standard" style:list-style-name="L3">
      <style:text-properties style:text-underline-style="solid" style:text-underline-width="auto" style:text-underline-color="font-color" officeooo:rsid="003ab740" officeooo:paragraph-rsid="003ab740"/>
    </style:style>
    <style:style style:name="P44" style:family="paragraph" style:parent-style-name="Standard" style:list-style-name="L3">
      <style:text-properties fo:font-style="italic" style:text-underline-style="solid" style:text-underline-width="auto" style:text-underline-color="font-color" officeooo:rsid="003f6097" officeooo:paragraph-rsid="0042673a" style:font-style-asian="italic" style:font-style-complex="italic"/>
    </style:style>
    <style:style style:name="P45" style:family="paragraph" style:parent-style-name="Standard" style:list-style-name="L3">
      <style:text-properties fo:font-style="italic" style:text-underline-style="solid" style:text-underline-width="auto" style:text-underline-color="font-color" officeooo:rsid="00412b7e" officeooo:paragraph-rsid="0042673a" style:font-style-asian="italic" style:font-style-complex="italic"/>
    </style:style>
    <style:style style:name="P46" style:family="paragraph" style:parent-style-name="Standard" style:list-style-name="L3">
      <style:text-properties fo:font-style="italic" style:text-underline-style="solid" style:text-underline-width="auto" style:text-underline-color="font-color" officeooo:rsid="0042673a" officeooo:paragraph-rsid="0042673a" style:font-style-asian="italic" style:font-style-complex="italic"/>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style:text-underline-style="none" officeooo:rsid="0025a5b5"/>
    </style:style>
    <style:style style:name="T14" style:family="text">
      <style:text-properties style:text-underline-style="none" officeooo:rsid="00264d2a"/>
    </style:style>
    <style:style style:name="T15" style:family="text">
      <style:text-properties style:text-underline-style="none" officeooo:rsid="002702a4"/>
    </style:style>
    <style:style style:name="T16" style:family="text">
      <style:text-properties style:text-underline-style="none" officeooo:rsid="0029996a"/>
    </style:style>
    <style:style style:name="T17" style:family="text">
      <style:text-properties style:text-underline-style="none" officeooo:rsid="002b9325"/>
    </style:style>
    <style:style style:name="T18" style:family="text">
      <style:text-properties style:text-underline-style="none" officeooo:rsid="002bca43"/>
    </style:style>
    <style:style style:name="T19" style:family="text">
      <style:text-properties style:text-underline-style="none" officeooo:rsid="0030950f"/>
    </style:style>
    <style:style style:name="T20" style:family="text">
      <style:text-properties style:text-underline-style="none" officeooo:rsid="0030aed1"/>
    </style:style>
    <style:style style:name="T21" style:family="text">
      <style:text-properties style:text-underline-style="none" officeooo:rsid="0038ada1"/>
    </style:style>
    <style:style style:name="T22" style:family="text">
      <style:text-properties style:text-underline-style="none" officeooo:rsid="00399f02"/>
    </style:style>
    <style:style style:name="T23" style:family="text">
      <style:text-properties style:text-underline-style="none" officeooo:rsid="003ab740"/>
    </style:style>
    <style:style style:name="T24" style:family="text">
      <style:text-properties style:text-underline-style="none" officeooo:rsid="003bcbd8"/>
    </style:style>
    <style:style style:name="T25" style:family="text">
      <style:text-properties style:text-underline-style="none" officeooo:rsid="003bcdd6"/>
    </style:style>
    <style:style style:name="T26" style:family="text">
      <style:text-properties style:text-underline-style="none" officeooo:rsid="0042673a"/>
    </style:style>
    <style:style style:name="T27" style:family="text">
      <style:text-properties fo:font-style="italic" style:font-style-asian="italic" style:font-style-complex="italic"/>
    </style:style>
    <style:style style:name="T28" style:family="text">
      <style:text-properties officeooo:rsid="001a6c0d"/>
    </style:style>
    <style:style style:name="T29" style:family="text">
      <style:text-properties officeooo:rsid="002702a4"/>
    </style:style>
    <style:style style:name="T30" style:family="text">
      <style:text-properties style:text-underline-style="solid" style:text-underline-width="auto" style:text-underline-color="font-color" officeooo:rsid="0025a5b5"/>
    </style:style>
    <style:style style:name="T31" style:family="text">
      <style:text-properties style:text-underline-style="solid" style:text-underline-width="auto" style:text-underline-color="font-color" officeooo:rsid="002702a4"/>
    </style:style>
    <style:style style:name="T32" style:family="text">
      <style:text-properties style:text-underline-style="solid" style:text-underline-width="auto" style:text-underline-color="font-color" officeooo:rsid="0030950f"/>
    </style:style>
    <style:style style:name="T33" style:family="text">
      <style:text-properties officeooo:rsid="00399f02"/>
    </style:style>
    <style:style style:name="T34" style:family="text">
      <style:text-properties officeooo:rsid="003bc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tos:</text:p>
      <text:p text:style-name="P1"/>
      <text:p text:style-name="P19">Registrarse</text:p>
      <text:p text:style-name="P18">multi aplicaciones</text:p>
      <text:p text:style-name="P18">multi usuarios</text:p>
      <text:p text:style-name="P1"/>
      <text:p text:style-name="P18"><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7956496295233010305" text:style-name="L1">
        <text:list-item>
          <text:p text:style-name="P24">Presupuesto</text:p>
        </text:list-item>
        <text:list-item>
          <text:p text:style-name="P24">Espera</text:p>
        </text:list-item>
        <text:list-item>
          <text:p text:style-name="P25">Rechazado</text:p>
        </text:list-item>
        <text:list-item>
          <text:p text:style-name="P24">Aprobado</text:p>
        </text:list-item>
        <text:list-item>
          <text:p text:style-name="P24">Diseño</text:p>
        </text:list-item>
        <text:list-item>
          <text:p text:style-name="P24">Producción</text:p>
        </text:list-item>
        <text:list-item>
          <text:p text:style-name="P24">Terminado</text:p>
        </text:list-item>
        <text:list-item>
          <text:p text:style-name="P24">Embalaje</text:p>
        </text:list-item>
        <text:list-item>
          <text:p text:style-name="P24">Envío</text:p>
        </text:list-item>
        <text:list-item>
          <text:p text:style-name="P24">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5">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6">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8">El pedido debe dar <text:s/>la posibilidad de agregar un nuevo cliente a través de <text:s/><text:span text:style-name="T27">cliente-express</text:span><text:note text:id="ftn1" text:note-class="footnote"><text:note-citation>1</text:note-citation><text:note-body><text:p text:style-name="P23">Forma rápida de agregar un cliente con los datos básicos requeridos</text:p></text:note-body></text:note> y <text:span text:style-name="T28">también</text:span> la posibilidad de agregar <text:s/>adelanto<text:span text:style-name="T28">s</text:span> o pago que el cliente realice.</text:p>
      <text:p text:style-name="P8"/>
      <text:p text:style-name="P9">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11"/>
      <text:p text:style-name="P11"/>
      <text:p text:style-name="P11"/>
      <text:p text:style-name="P11"/>
      <text:p text:style-name="P11"/>
      <text:p text:style-name="P11"><text:soft-page-break/>Unidades:</text:p>
      <text:list xml:id="list4195024502531200212" text:style-name="L2">
        <text:list-item>
          <text:p text:style-name="P26"><text:span text:style-name="T12">U</text:span><text:span text:style-name="T5">nidad</text:span></text:p>
          <text:list>
            <text:list-item>
              <text:p text:style-name="P27">simple</text:p>
            </text:list-item>
            <text:list-item>
              <text:p text:style-name="P27">envasada</text:p>
            </text:list-item>
          </text:list>
        </text:list-item>
        <text:list-item>
          <text:p text:style-name="P27">Fracción</text:p>
          <text:list>
            <text:list-item>
              <text:p text:style-name="P27">kg</text:p>
            </text:list-item>
            <text:list-item>
              <text:p text:style-name="P27">ltro</text:p>
            </text:list-item>
            <text:list-item>
              <text:p text:style-name="P27">mtro</text:p>
            </text:list-item>
            <text:list-item>
              <text:p text:style-name="P28">tmp (tiempo)</text:p>
            </text:list-item>
          </text:list>
        </text:list-item>
        <text:list-item>
          <text:p text:style-name="P27">Superficie</text:p>
          <text:list>
            <text:list-item>
              <text:p text:style-name="P27">m²</text:p>
            </text:list-item>
            <text:list-item>
              <text:p text:style-name="P27">ml</text:p>
            </text:list-item>
          </text:list>
        </text:list-item>
        <text:list-item>
          <text:p text:style-name="P27">Volumen</text:p>
          <text:list>
            <text:list-item>
              <text:p text:style-name="P28">m³</text:p>
            </text:list-item>
            <text:list-item>
              <text:p text:style-name="P28">cm³</text:p>
            </text:list-item>
          </text:list>
        </text:list-item>
      </text:list>
      <text:p text:style-name="P12"/>
      <text:p text:style-name="P12"/>
      <text:p text:style-name="P12"/>
      <text:p text:style-name="Subtitle">Casos de usos:</text:p>
      <text:p text:style-name="P13"/>
      <text:list xml:id="list4293868567344133613" text:style-name="L3">
        <text:list-item>
          <text:p text:style-name="P29">Manejos de Pedidos</text:p>
          <text:list>
            <text:list-item>
              <text:p text:style-name="P33"><text:span text:style-name="T30">Cliente regular solicita un presupuesto:</text:span><text:span text:style-name="T13"> un cliente regular solicita un presupuesto de un conjunto de productos que los necesita para un par de días, el usuario responsable de la venta <text:s/></text:span><text:span text:style-name="T19">busca y selecciona</text:span><text:span text:style-name="T13"> el cliente ya existente en el sistema, coloca la fecha de entrega solicitada por el cliente, agrega una des</text:span><text:span text:style-name="T14">cri</text:span><text:span text:style-name="T13">pci</text:span><text:span text:style-name="T14">ó</text:span><text:span text:style-name="T13">n del pedido para acordarse de que se trata el pedi</text:span><text:span text:style-name="T14">d</text:span><text:span text:style-name="T13">o, </text:span><text:span text:style-name="T14">luego comienza a cargar los detalles de los productos y su cantidad, el sistema va calculando el <text:s/>monto total, los costos </text:span><text:span text:style-name="T16">(ocultos que solo lo ver el usuario de administración si lo desea)</text:span><text:span text:style-name="T14"> y los tiempo de elaboración si lo hubiera. </text:span><text:span text:style-name="T18">T</text:span><text:span text:style-name="T14">ambién cheque si hay en stock los productos pedidos, si hay <text:s/></text:span><text:span text:style-name="T16">faltan-tes</text:span><text:span text:style-name="T15">,</text:span><text:span text:style-name="T14"> emite un aviso para </text:span><text:span text:style-name="T16">alertar al usuario</text:span><text:span text:style-name="T14">. </text:span><text:span text:style-name="T15">S</text:span><text:span text:style-name="T14">i </text:span><text:span text:style-name="T15">se logra cargar todo correctamente el sistema está listo para generar el presupuesto para descargar para luego enviar</text:span><text:span text:style-name="T14"> </text:span><text:span text:style-name="T15">por whatsApp o e-mail. Otro punto que debe tener en cuenta </text:span><text:span text:style-name="T17">para </text:span><text:span text:style-name="T15"><text:s/>un presupuestos </text:span><text:span text:style-name="T17">son </text:span><text:span text:style-name="T15">los trabajos que hay en curso para evitar </text:span><text:span text:style-name="T17">solapado de tareas</text:span><text:span text:style-name="T15">.</text:span></text:p>
              <text:list>
                <text:list-item>
                  <text:p text:style-name="P34"><text:span text:style-name="T31">C</text:span><text:span text:style-name="T32">argar un detalle en un pedido: </text:span><text:span text:style-name="T19"><text:s/></text:span><text:span text:style-name="T20">el usuario debe buscar el producto y seleccionarlo, el sistema adaptará el formulario según la unidad <text:s/>la cual fue definida en el producto para que la carga sea fácil, una ves que el usuario carga el parámetro requerida, éste calculará el monto, costo y tiempo si es requerido, a demás construirá una descripción automática que el usuario cambiará si es necesario. Una ver terminar con <text:s/>un detalle podrá aceptar y agregar uno nuevo sin salir o aceptar y salir del formulario de detalles, en el caso de que decida seguir cargando se mostrará la lista de detalles en alguna parte de la ventana para controlar locargado y ademas deberia mostrar las sumatorias de los monto costos y tiempo. <text:s/></text:span></text:p>
                </text:list-item>
                <text:list-item>
                  <text:p text:style-name="P35">Cliente regular pide que le envíen el pedido a un domicilio:</text:p>
                </text:list-item>
              </text:list>
            </text:list-item>
            <text:list-item>
              <text:p text:style-name="P36">Cliente regular anula el presupuestos:</text:p>
            </text:list-item>
            <text:list-item>
              <text:p text:style-name="P36">Cliente regular no respondió por el presupuesto durante el<text:span text:style-name="T27"> tiempo de espera de presupuesto</text:span></text:p>
            </text:list-item>
            <text:list-item>
              <text:p text:style-name="P35"><text:span text:style-name="T29">C</text:span>liente regular acepta el presupuesto:</text:p>
              <text:list>
                <text:list-item>
                  <text:p text:style-name="P37">Cliente regular hace un adelantos:</text:p>
                </text:list-item>
                <text:list-item>
                  <text:p text:style-name="P36">Luego del <text:span text:style-name="T27">tiempo del espera de presupuesto</text:span></text:p>
                </text:list-item>
              </text:list>
            </text:list-item>
            <text:list-item>
              <text:p text:style-name="P35"><text:soft-page-break/>Cliente regular retira el pedido realizado</text:p>
            </text:list-item>
            <text:list-item>
              <text:p text:style-name="P35">Cliente regular paga el pedido</text:p>
            </text:list-item>
            <text:list-item>
              <text:p text:style-name="P35">Nuevo cliente hace un pedido:</text:p>
            </text:list-item>
            <text:list-item>
              <text:p text:style-name="P35">Cliente eventual hace una compra rápida</text:p>
            </text:list-item>
          </text:list>
        </text:list-item>
        <text:list-item>
          <text:p text:style-name="P38">Manejo de Contactos:</text:p>
          <text:list>
            <text:list-item>
              <text:p text:style-name="P39">Usuario quiere agregar un nuevo <text:span text:style-name="T34">cliente</text:span>:<text:span text:style-name="T5"> </text:span><text:span text:style-name="T24">para agregar un cliente el usuario se debe hacer clic en el botón nuevo contacto, donde lo llevará al formulario de nuevo contacto, donde podrá completar los datos obligatorios resaltados y los demás <text:s/></text:span><text:span text:style-name="T25">se </text:span><text:span text:style-name="T24">podrán cargar luego. </text:span><text:span text:style-name="T25">Dentro del formulario se podrá definir si es cliente (por defecto) o también proveedor o además operador ( esto sirve para ya tener sus datos a la hora de agregar usuarios) <text:s/>ésto nos dice un contacto puede ser las tres cosa al mismo tiempo si la situación lo requiere</text:span><text:span text:style-name="T24">; Ademas de los datos se puede asignar:</text:span></text:p>
              <text:list>
                <text:list-item>
                  <text:p text:style-name="P30">Una lista de precios o definir los precios especiales que éste cliente tendrá para algunos o todos los productos (solo usuarios Administrativos o dueño).</text:p>
                </text:list-item>
                <text:list-item>
                  <text:p text:style-name="P39"><text:span text:style-name="T24">Abrir una cuenta corriente si el usuario lo </text:span><text:span text:style-name="T25">cree necesario</text:span><text:span text:style-name="T24"> (solo usuarios Administrativos o dueño).</text:span></text:p>
                </text:list-item>
              </text:list>
            </text:list-item>
            <text:list-item>
              <text:p text:style-name="P44"><text:span text:style-name="T34">U</text:span>suario quiere saber el estado de cuenta de un cliente <text:span text:style-name="T24">(solo usuarios Administrativos o dueño)</text:span></text:p>
            </text:list-item>
            <text:list-item>
              <text:p text:style-name="P45">Usuario quiere saber la estadísticas de compras por mes del cliente <text:span text:style-name="T24">(solo usuarios Administrativos o dueño)</text:span></text:p>
            </text:list-item>
            <text:list-item>
              <text:p text:style-name="P45">Usuario quiere saber los productos que compra el cliente <text:span text:style-name="T24">(solo usuarios Administrativos o dueño)</text:span></text:p>
            </text:list-item>
            <text:list-item>
              <text:p text:style-name="P46">Usuario quiere cambiar la lista de precios al cliente <text:span text:style-name="T24">(solo usuarios Administrativos o dueño)</text:span></text:p>
            </text:list-item>
            <text:list-item>
              <text:p text:style-name="P46">Usuario quiere actualizar precios especiales del cliente <text:span text:style-name="T24">(solo usuarios Administrativos o dueño)</text:span></text:p>
            </text:list-item>
            <text:list-item>
              <text:p text:style-name="P46">Usuario quiere asignar otro usuario como responsable del cliente <text:span text:style-name="T24">(solo usuarios Administrativos o dueño)</text:span></text:p>
            </text:list-item>
            <text:list-item>
              <text:p text:style-name="P38">Usuario busca un <text:span text:style-name="T33">contacto:</text:span><text:span text:style-name="T5"> El usuario quiere localizar un contacto </text:span><text:span text:style-name="T22">pero </text:span><text:span text:style-name="T21">solo recuerda parte de sus datos:</text:span></text:p>
              <text:list>
                <text:list-item>
                  <text:p text:style-name="P31">Se acuerda de sus nombre o parte del apellido</text:p>
                </text:list-item>
                <text:list-item>
                  <text:p text:style-name="P31">Se acuerda de la empresa que trabajaba</text:p>
                </text:list-item>
                <text:list-item>
                  <text:p text:style-name="P40"><text:span text:style-name="T5">Se acuerda de la localidad </text:span><text:span text:style-name="T22">o la calle</text:span></text:p>
                </text:list-item>
                <text:list-item>
                  <text:p text:style-name="P41"><text:span text:style-name="T5">Solo tiene la característica del tel </text:span><text:span text:style-name="T22">o cel.</text:span></text:p>
                </text:list-item>
              </text:list>
            </text:list-item>
            <text:list-item>
              <text:p text:style-name="P41"><text:span text:style-name="T5"><text:s/></text:span><text:span text:style-name="T33">Usuario encuentra al contacto para llamarlo:</text:span><text:span text:style-name="T22"> Al encontrar al contacto <text:s/>abre su ficha y presiona el icono del teléfono para llamarlo, si está <text:s/>usando el teléfono celular se hace directa la llamada.</text:span></text:p>
            </text:list-item>
            <text:list-item>
              <text:p text:style-name="P41"><text:span text:style-name="T33">Usuario encuentra al contacto para enviar un WhasApp</text:span><text:span text:style-name="T22">: Al encontrar al contacto <text:s/>abre su ficha y al igual que la llamada hacer tab o click en el ícono de Whatsapp que lo llevará a la pagina o la App del programa.</text:span></text:p>
            </text:list-item>
            <text:list-item>
              <text:p text:style-name="P42"><text:span text:style-name="T33">U</text:span>suario encuentra el contacto para enviar un e-mail:<text:span text:style-name="T5"> Al igual que los anteriores el si</text:span><text:span text:style-name="T26">s</text:span><text:span text:style-name="T5">tema lo debe enviar al programa configurado en sus sistema para enviar e-mail en la primera etapa (en la pr</text:span><text:span text:style-name="T23">ó</text:span><text:span text:style-name="T5">xima etapa, lo llevará a un editor de e-mail propio del sistema).</text:span></text:p>
            </text:list-item>
            <text:list-item>
              <text:p text:style-name="P43">Usuario encuentra el contacto y quiere llegar al lugar donde vive: <text:span text:style-name="T5">en la fija, al igual que los datos de teléfono, e-mail, etc. la ubicación tendrá su ícono (botón) que lo llevará a Google Maps con la dirección para que lo guie.</text:span></text:p>
            </text:list-item>
            <text:list-item>
              <text:p text:style-name="P32"/>
            </text:list-item>
          </text:list>
        </text:list-item>
      </text:list>
      <text:p text:style-name="P15"/>
      <text:p text:style-name="P16"/>
      <text:p text:style-name="P17"/>
      <text:p text:style-name="P17"><text:soft-page-break/></text:p>
      <text:p text:style-name="P14"><text:tab/> </text:p>
      <text:p text:style-name="P14"/>
      <text:p text:style-name="P10"/>
      <text:p text:style-name="P8"/>
      <text:p text:style-name="P7"><text:span text:style-name="T27">Discusión</text:span>: poner precio al tiempo?, el valor es constante o varía según responsabilidad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2:31:23.397981030</meta:creation-date>
    <dc:date>2021-01-09T13:32:57.166821397</dc:date>
    <meta:editing-duration>PT2H3M13S</meta:editing-duration>
    <meta:editing-cycles>30</meta:editing-cycles>
    <meta:generator>LibreOffice/5.1.6.2$Linux_X86_64 LibreOffice_project/10m0$Build-2</meta:generator>
    <meta:print-date>2021-01-09T12:10:36.800976986</meta:print-date>
    <meta:document-statistic meta:table-count="0" meta:image-count="0" meta:object-count="0" meta:page-count="4" meta:paragraph-count="79" meta:word-count="1275" meta:character-count="7315" meta:non-whitespace-character-count="6153"/>
  </office:meta>
</office:document-meta>
</file>